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18mm"/>
    </style:style>
    <style:style style:name="co3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8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Endereço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Cód. Maquina</text:p>
          </table:table-cell>
          <table:table-cell office:value-type="string" calcext:value-type="string">
            <text:p>Display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[1] ← 5 </text:p>
          </table:table-cell>
          <table:table-cell office:value-type="string" calcext:value-type="string">
            <text:p>0x00010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[2] ← 1</text:p>
          </table:table-cell>
          <table:table-cell office:value-type="string" calcext:value-type="string">
            <text:p>0x0002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[3] ← 1</text:p>
          </table:table-cell>
          <table:table-cell office:value-type="string" calcext:value-type="string">
            <text:p>0x0003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dic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an R[3] == R[1], 7</text:p>
          </table:table-cell>
          <table:table-cell office:value-type="string" calcext:value-type="string">
            <text:p>0xe3100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i até 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[2] ← R[2] * R[3]</text:p>
          </table:table-cell>
          <table:table-cell office:value-type="string" calcext:value-type="string">
            <text:p>0x3232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t em si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[3] ← R[3] + 1</text:p>
          </table:table-cell>
          <table:table-cell office:value-type="string" calcext:value-type="string">
            <text:p>0x9303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crement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mp 3</text:p>
          </table:table-cell>
          <table:table-cell office:value-type="string" calcext:value-type="string">
            <text:p>0xd000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ho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[2] ← R[2] * R[3]</text:p>
          </table:table-cell>
          <table:table-cell office:value-type="string" calcext:value-type="string">
            <text:p>0x32320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ma a mai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ow R[2]</text:p>
          </table:table-cell>
          <table:table-cell office:value-type="string" calcext:value-type="string">
            <text:p>0xc2000000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0xffffffff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style-name="Default"/>
          <table:table-cell table:style-name="Default" office:value-type="string" calcext:value-type="string">
            <text:p>// Fat</text:p>
            <text:p>#include &lt;stdio.h&gt;</text:p>
            <text:p/>
            <text:p>int main (void) {</text:p>
            <text:p>int n = 5;</text:p>
            <text:p>int fat = 1;</text:p>
            <text:p>for (int i = 1; i &lt;= n; i++) {</text:p>
            <text:p>fat *= i;</text:p>
            <text:p>}</text:p>
            <text:p>printf ("%d\n", fat);</text:p>
            <text:p>}</text:p>
            <text:p/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5:57:04.910000000</meta:creation-date>
    <dc:date>2018-10-27T16:35:46.580000000</dc:date>
    <meta:editing-duration>PT16M19S</meta:editing-duration>
    <meta:editing-cycles>5</meta:editing-cycles>
    <meta:generator>LibreOffice/6.0.5.2$Windows_X86_64 LibreOffice_project/54c8cbb85f300ac59db32fe8a675ff7683cd5a16</meta:generator>
    <meta:document-statistic meta:table-count="1" meta:cell-count="53" meta:object-count="0"/>
  </office:meta>
</office:document-meta>
</file>